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1055260" officeooo:paragraph-rsid="001b1c3f" fo:background-color="transparent" style:font-weight-asian="bold" style:font-weight-complex="bold"/>
    </style:style>
    <style:style style:name="P2" style:family="paragraph" style:parent-style-name="Standard">
      <style:text-properties fo:font-weight="bold" officeooo:rsid="01055260" officeooo:paragraph-rsid="001b3749" fo:background-color="transparent" style:font-weight-asian="bold" style:font-weight-complex="bold"/>
    </style:style>
    <style:style style:name="P3" style:family="paragraph" style:parent-style-name="Standard">
      <style:text-properties fo:font-weight="bold" officeooo:rsid="001042ca" officeooo:paragraph-rsid="001042ca" fo:background-color="transparent" style:font-weight-asian="bold" style:font-weight-complex="bold"/>
    </style:style>
    <style:style style:name="P4" style:family="paragraph" style:parent-style-name="Standard">
      <style:text-properties fo:font-weight="bold" officeooo:rsid="001042ca" officeooo:paragraph-rsid="00113479" fo:background-color="transparent" style:font-weight-asian="bold" style:font-weight-complex="bold"/>
    </style:style>
    <style:style style:name="P5" style:family="paragraph" style:parent-style-name="Standard">
      <style:text-properties fo:font-weight="bold" officeooo:rsid="001042ca" officeooo:paragraph-rsid="00113e3e" fo:background-color="transparent" style:font-weight-asian="bold" style:font-weight-complex="bold"/>
    </style:style>
    <style:style style:name="P6" style:family="paragraph" style:parent-style-name="Standard">
      <style:text-properties fo:font-weight="bold" officeooo:rsid="001042ca" officeooo:paragraph-rsid="0012fdc5" fo:background-color="transparent" style:font-weight-asian="bold" style:font-weight-complex="bold"/>
    </style:style>
    <style:style style:name="P7" style:family="paragraph" style:parent-style-name="Standard">
      <style:text-properties fo:font-weight="bold" officeooo:rsid="001042ca" officeooo:paragraph-rsid="002be165" fo:background-color="transparent" style:font-weight-asian="bold" style:font-weight-complex="bold"/>
    </style:style>
    <style:style style:name="P8" style:family="paragraph" style:parent-style-name="Standard">
      <style:text-properties fo:font-weight="bold" officeooo:rsid="001042ca" officeooo:paragraph-rsid="00343908" fo:background-color="transparent" style:font-weight-asian="bold" style:font-weight-complex="bold"/>
    </style:style>
    <style:style style:name="P9" style:family="paragraph" style:parent-style-name="Standard">
      <style:text-properties fo:font-weight="bold" officeooo:rsid="001042ca" officeooo:paragraph-rsid="00395e6f" fo:background-color="transparent" style:font-weight-asian="bold" style:font-weight-complex="bold"/>
    </style:style>
    <style:style style:name="P10" style:family="paragraph" style:parent-style-name="Standard">
      <style:text-properties fo:font-weight="bold" officeooo:rsid="001042ca" officeooo:paragraph-rsid="003d04b2" fo:background-color="transparent" style:font-weight-asian="bold" style:font-weight-complex="bold"/>
    </style:style>
    <style:style style:name="P11" style:family="paragraph" style:parent-style-name="Standard">
      <style:text-properties fo:font-weight="bold" officeooo:rsid="01033f33" officeooo:paragraph-rsid="001042ca" fo:background-color="transparent" style:font-weight-asian="bold" style:font-weight-complex="bold"/>
    </style:style>
    <style:style style:name="P12" style:family="paragraph" style:parent-style-name="Standard">
      <style:text-properties fo:font-weight="bold" officeooo:rsid="01099057" officeooo:paragraph-rsid="00113479" fo:background-color="transparent" style:font-weight-asian="bold" style:font-weight-complex="bold"/>
    </style:style>
    <style:style style:name="P13" style:family="paragraph" style:parent-style-name="Standard">
      <style:text-properties fo:font-weight="bold" officeooo:rsid="010d8a27" officeooo:paragraph-rsid="00113e3e" fo:background-color="transparent" style:font-weight-asian="bold" style:font-weight-complex="bold"/>
    </style:style>
    <style:style style:name="P14" style:family="paragraph" style:parent-style-name="Standard">
      <style:paragraph-properties fo:text-align="start" style:justify-single-word="false"/>
      <style:text-properties fo:font-weight="bold" officeooo:rsid="002c5569" officeooo:paragraph-rsid="00113e3e" fo:background-color="transparent" style:font-weight-asian="bold" style:font-weight-complex="bold"/>
    </style:style>
    <style:style style:name="P15" style:family="paragraph" style:parent-style-name="Standard">
      <style:text-properties fo:font-weight="bold" officeooo:rsid="002c5569" officeooo:paragraph-rsid="0012fdc5" fo:background-color="transparent" style:font-weight-asian="bold" style:font-weight-complex="bold"/>
    </style:style>
    <style:style style:name="P16" style:family="paragraph" style:parent-style-name="Standard">
      <style:text-properties fo:font-weight="bold" officeooo:rsid="012053b0" officeooo:paragraph-rsid="0012fdc5" fo:background-color="transparent" style:font-weight-asian="bold" style:font-weight-complex="bold"/>
    </style:style>
    <style:style style:name="P17" style:family="paragraph" style:parent-style-name="Standard">
      <style:paragraph-properties fo:text-align="center" style:justify-single-word="false"/>
      <style:text-properties fo:font-weight="bold" officeooo:rsid="001b1c3f" officeooo:paragraph-rsid="001b1c3f" fo:background-color="transparent" style:font-weight-asian="bold" style:font-weight-complex="bold"/>
    </style:style>
    <style:style style:name="P18" style:family="paragraph" style:parent-style-name="Standard">
      <style:text-properties fo:font-weight="bold" officeooo:rsid="0025d1d0" officeooo:paragraph-rsid="0025d1d0" fo:background-color="transparent" style:font-weight-asian="bold" style:font-weight-complex="bold"/>
    </style:style>
    <style:style style:name="P19" style:family="paragraph" style:parent-style-name="Standard">
      <style:text-properties fo:font-weight="normal" officeooo:rsid="01099057" officeooo:paragraph-rsid="00113479" fo:background-color="transparent" style:font-weight-asian="normal" style:font-weight-complex="normal"/>
    </style:style>
    <style:style style:name="P20" style:family="paragraph" style:parent-style-name="Standard">
      <style:text-properties fo:font-weight="normal" officeooo:rsid="002047f5" officeooo:paragraph-rsid="00113e3e" fo:background-color="transparent" style:font-weight-asian="normal" style:font-weight-complex="normal"/>
    </style:style>
    <style:style style:name="P21" style:family="paragraph" style:parent-style-name="Standard">
      <style:paragraph-properties fo:text-align="start" style:justify-single-word="false"/>
      <style:text-properties fo:font-weight="normal" officeooo:rsid="01232aac" officeooo:paragraph-rsid="00113e3e" fo:background-color="transparent" style:font-weight-asian="normal" style:font-weight-complex="normal"/>
    </style:style>
    <style:style style:name="P22" style:family="paragraph" style:parent-style-name="Standard">
      <style:paragraph-properties fo:text-align="start" style:justify-single-word="false"/>
      <style:text-properties fo:font-style="normal" fo:font-weight="normal" officeooo:rsid="01232aac" officeooo:paragraph-rsid="00113e3e" fo:background-color="transparent" style:font-style-asian="normal" style:font-weight-asian="normal" style:font-style-complex="normal" style:font-weight-complex="normal"/>
    </style:style>
    <style:style style:name="P23" style:family="paragraph" style:parent-style-name="Standard">
      <style:text-properties fo:font-style="normal" fo:font-weight="normal" officeooo:rsid="0034ba62" officeooo:paragraph-rsid="00113e3e" fo:background-color="transparent" style:font-style-asian="normal" style:font-weight-asian="normal" style:font-style-complex="normal" style:font-weight-complex="normal"/>
    </style:style>
    <style:style style:name="P24" style:family="paragraph" style:parent-style-name="Standard">
      <style:text-properties fo:font-style="normal" fo:font-weight="normal" officeooo:rsid="0121d29b" officeooo:paragraph-rsid="0012fdc5" fo:background-color="transparent" style:font-style-asian="normal" style:font-weight-asian="normal" style:font-style-complex="normal" style:font-weight-complex="normal"/>
    </style:style>
    <style:style style:name="P25" style:family="paragraph" style:parent-style-name="Standard">
      <style:text-properties fo:font-style="normal" fo:font-weight="normal" officeooo:rsid="01099057" officeooo:paragraph-rsid="00113479" fo:background-color="transparent" style:font-style-asian="normal" style:font-weight-asian="normal" style:font-style-complex="normal" style:font-weight-complex="normal"/>
    </style:style>
    <style:style style:name="P26" style:family="paragraph" style:parent-style-name="Standard">
      <style:text-properties fo:font-style="normal" fo:font-weight="normal" officeooo:rsid="00368a7f" officeooo:paragraph-rsid="00113e3e" fo:background-color="transparent" style:font-style-asian="normal" style:font-weight-asian="normal" style:font-style-complex="normal" style:font-weight-complex="normal"/>
    </style:style>
    <style:style style:name="P27" style:family="paragraph" style:parent-style-name="Standard">
      <style:text-properties fo:font-style="normal" fo:font-weight="normal" officeooo:rsid="010e9d17" officeooo:paragraph-rsid="00113e3e" fo:background-color="transparent" style:font-style-asian="normal" style:font-weight-asian="normal" style:font-style-complex="normal" style:font-weight-complex="normal"/>
    </style:style>
    <style:style style:name="P28" style:family="paragraph" style:parent-style-name="Standard">
      <style:text-properties fo:font-style="normal" fo:font-weight="normal" officeooo:rsid="01055260" officeooo:paragraph-rsid="001042ca" fo:background-color="transparent" style:font-style-asian="normal" style:font-weight-asian="normal" style:font-style-complex="normal" style:font-weight-complex="normal"/>
    </style:style>
    <style:style style:name="P29" style:family="paragraph" style:parent-style-name="Standard">
      <style:text-properties fo:font-style="normal" fo:font-weight="normal" officeooo:rsid="011f3ee5" officeooo:paragraph-rsid="0012fdc5" fo:background-color="transparent" style:font-style-asian="normal" style:font-weight-asian="normal" style:font-style-complex="normal" style:font-weight-complex="normal"/>
    </style:style>
    <style:style style:name="P30" style:family="paragraph" style:parent-style-name="Standard">
      <style:text-properties fo:font-style="normal" fo:font-weight="normal" officeooo:rsid="0012fdc5" officeooo:paragraph-rsid="001042ca" fo:background-color="transparent" style:font-style-asian="normal" style:font-weight-asian="normal" style:font-style-complex="normal" style:font-weight-complex="normal"/>
    </style:style>
    <style:style style:name="P31" style:family="paragraph" style:parent-style-name="Standard">
      <style:text-properties fo:font-style="normal" fo:font-weight="bold" officeooo:rsid="001042ca" officeooo:paragraph-rsid="001042ca" fo:background-color="transparent" style:font-style-asian="normal" style:font-weight-asian="bold" style:font-style-complex="normal" style:font-weight-complex="bold"/>
    </style:style>
    <style:style style:name="P32" style:family="paragraph" style:parent-style-name="Standard">
      <style:text-properties fo:font-style="normal" fo:font-weight="bold" officeooo:rsid="001042ca" officeooo:paragraph-rsid="00113479" fo:background-color="transparent" style:font-style-asian="normal" style:font-weight-asian="bold" style:font-style-complex="normal"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1080b68" style:font-style-asian="normal" style:font-weight-asian="normal" style:font-style-complex="normal" style:font-weight-complex="normal"/>
    </style:style>
    <style:style style:name="T3" style:family="text">
      <style:text-properties fo:font-style="normal" fo:font-weight="normal" officeooo:rsid="01099057" style:font-style-asian="normal" style:font-weight-asian="normal" style:font-style-complex="normal" style:font-weight-complex="normal"/>
    </style:style>
    <style:style style:name="T4" style:family="text">
      <style:text-properties fo:font-style="normal" fo:font-weight="normal" officeooo:rsid="0008d262" style:font-style-asian="normal" style:font-weight-asian="normal" style:font-style-complex="normal" style:font-weight-complex="normal"/>
    </style:style>
    <style:style style:name="T5" style:family="text">
      <style:text-properties fo:font-style="normal" fo:font-weight="normal" officeooo:rsid="01074ebe" style:font-style-asian="normal" style:font-weight-asian="normal" style:font-style-complex="normal" style:font-weight-complex="normal"/>
    </style:style>
    <style:style style:name="T6" style:family="text">
      <style:text-properties fo:font-style="normal" fo:font-weight="normal" officeooo:rsid="002c5569" style:font-style-asian="normal" style:font-weight-asian="normal" style:font-style-complex="normal" style:font-weight-complex="normal"/>
    </style:style>
    <style:style style:name="T7" style:family="text">
      <style:text-properties fo:font-style="normal" fo:font-weight="normal" officeooo:rsid="000fc6e8" style:font-style-asian="normal" style:font-weight-asian="normal" style:font-style-complex="normal" style:font-weight-complex="normal"/>
    </style:style>
    <style:style style:name="T8" style:family="text">
      <style:text-properties fo:font-style="normal" fo:font-weight="normal" officeooo:rsid="01033f33" style:font-style-asian="normal" style:font-weight-asian="normal" style:font-style-complex="normal" style:font-weight-complex="normal"/>
    </style:style>
    <style:style style:name="T9" style:family="text">
      <style:text-properties fo:font-style="normal" fo:font-weight="normal" officeooo:rsid="01036fe3" style:font-style-asian="normal" style:font-weight-asian="normal" style:font-style-complex="normal" style:font-weight-complex="normal"/>
    </style:style>
    <style:style style:name="T10" style:family="text">
      <style:text-properties fo:font-style="normal" fo:font-weight="normal" officeooo:rsid="0104933b" style:font-style-asian="normal" style:font-weight-asian="normal" style:font-style-complex="normal" style:font-weight-complex="normal"/>
    </style:style>
    <style:style style:name="T11" style:family="text">
      <style:text-properties fo:font-style="normal" fo:font-weight="normal" officeooo:rsid="01055260" style:font-style-asian="normal" style:font-weight-asian="normal" style:font-style-complex="normal" style:font-weight-complex="normal"/>
    </style:style>
    <style:style style:name="T12" style:family="text">
      <style:text-properties fo:font-style="normal" fo:font-weight="normal" officeooo:rsid="00061082" style:font-style-asian="normal" style:font-weight-asian="normal" style:font-style-complex="normal" style:font-weight-complex="normal"/>
    </style:style>
    <style:style style:name="T13" style:family="text">
      <style:text-properties fo:font-style="normal" fo:font-weight="normal" officeooo:rsid="0026ffd7" style:font-style-asian="normal" style:font-weight-asian="normal" style:font-style-complex="normal" style:font-weight-complex="normal"/>
    </style:style>
    <style:style style:name="T14" style:family="text">
      <style:text-properties fo:font-style="normal" fo:font-weight="normal" officeooo:rsid="00ce16a7" style:font-style-asian="normal" style:font-weight-asian="normal" style:font-style-complex="normal" style:font-weight-complex="normal"/>
    </style:style>
    <style:style style:name="T15" style:family="text">
      <style:text-properties fo:font-style="normal" fo:font-weight="normal" officeooo:rsid="010bf0e5" style:font-style-asian="normal" style:font-weight-asian="normal" style:font-style-complex="normal" style:font-weight-complex="normal"/>
    </style:style>
    <style:style style:name="T16" style:family="text">
      <style:text-properties fo:font-style="normal" fo:font-weight="normal" officeooo:rsid="010c66d0" style:font-style-asian="normal" style:font-weight-asian="normal" style:font-style-complex="normal" style:font-weight-complex="normal"/>
    </style:style>
    <style:style style:name="T17" style:family="text">
      <style:text-properties fo:font-style="normal" fo:font-weight="normal" officeooo:rsid="00914b57" style:font-style-asian="normal" style:font-weight-asian="normal" style:font-style-complex="normal" style:font-weight-complex="normal"/>
    </style:style>
    <style:style style:name="T18" style:family="text">
      <style:text-properties fo:font-style="normal" fo:font-weight="normal" officeooo:rsid="00368a7f" style:font-style-asian="normal" style:font-weight-asian="normal" style:font-style-complex="normal" style:font-weight-complex="normal"/>
    </style:style>
    <style:style style:name="T19" style:family="text">
      <style:text-properties fo:font-style="normal" fo:font-weight="normal" officeooo:rsid="010d8a27" style:font-style-asian="normal" style:font-weight-asian="normal" style:font-style-complex="normal" style:font-weight-complex="normal"/>
    </style:style>
    <style:style style:name="T20" style:family="text">
      <style:text-properties fo:font-style="normal" fo:font-weight="normal" officeooo:rsid="010e9d17" style:font-style-asian="normal" style:font-weight-asian="normal" style:font-style-complex="normal" style:font-weight-complex="normal"/>
    </style:style>
    <style:style style:name="T21" style:family="text">
      <style:text-properties fo:font-style="normal" fo:font-weight="normal" officeooo:rsid="010eacdf" style:font-style-asian="normal" style:font-weight-asian="normal" style:font-style-complex="normal" style:font-weight-complex="normal"/>
    </style:style>
    <style:style style:name="T22" style:family="text">
      <style:text-properties fo:font-style="normal" fo:font-weight="normal" officeooo:rsid="0110798d" style:font-style-asian="normal" style:font-weight-asian="normal" style:font-style-complex="normal" style:font-weight-complex="normal"/>
    </style:style>
    <style:style style:name="T23" style:family="text">
      <style:text-properties fo:font-style="normal" fo:font-weight="normal" officeooo:rsid="00c2a098" style:font-style-asian="normal" style:font-weight-asian="normal" style:font-style-complex="normal" style:font-weight-complex="normal"/>
    </style:style>
    <style:style style:name="T24" style:family="text">
      <style:text-properties fo:font-style="normal" fo:font-weight="normal" officeooo:rsid="00c0ae86" style:font-style-asian="normal" style:font-weight-asian="normal" style:font-style-complex="normal" style:font-weight-complex="normal"/>
    </style:style>
    <style:style style:name="T25" style:family="text">
      <style:text-properties fo:font-style="normal" fo:font-weight="normal" officeooo:rsid="00647001" style:font-style-asian="normal" style:font-weight-asian="normal" style:font-style-complex="normal" style:font-weight-complex="normal"/>
    </style:style>
    <style:style style:name="T26" style:family="text">
      <style:text-properties fo:font-style="normal" fo:font-weight="normal" officeooo:rsid="00a3dcc3" style:font-style-asian="normal" style:font-weight-asian="normal" style:font-style-complex="normal" style:font-weight-complex="normal"/>
    </style:style>
    <style:style style:name="T27" style:family="text">
      <style:text-properties fo:font-style="normal" fo:font-weight="normal" officeooo:rsid="011b1688" style:font-style-asian="normal" style:font-weight-asian="normal" style:font-style-complex="normal" style:font-weight-complex="normal"/>
    </style:style>
    <style:style style:name="T28" style:family="text">
      <style:text-properties fo:font-style="normal" fo:font-weight="normal" officeooo:rsid="011616ff" style:font-style-asian="normal" style:font-weight-asian="normal" style:font-style-complex="normal" style:font-weight-complex="normal"/>
    </style:style>
    <style:style style:name="T29" style:family="text">
      <style:text-properties fo:font-style="normal" fo:font-weight="normal" officeooo:rsid="00c4eb9c" style:font-style-asian="normal" style:font-weight-asian="normal" style:font-style-complex="normal" style:font-weight-complex="normal"/>
    </style:style>
    <style:style style:name="T30" style:family="text">
      <style:text-properties fo:font-style="normal" fo:font-weight="normal" officeooo:rsid="011e22dc" style:font-style-asian="normal" style:font-weight-asian="normal" style:font-style-complex="normal" style:font-weight-complex="normal"/>
    </style:style>
    <style:style style:name="T31" style:family="text">
      <style:text-properties fo:font-style="normal" fo:font-weight="normal" officeooo:rsid="011f3ee5" style:font-style-asian="normal" style:font-weight-asian="normal" style:font-style-complex="normal" style:font-weight-complex="normal"/>
    </style:style>
    <style:style style:name="T32" style:family="text">
      <style:text-properties fo:font-style="normal" fo:font-weight="normal" officeooo:rsid="011c89dc" style:font-style-asian="normal" style:font-weight-asian="normal" style:font-style-complex="normal" style:font-weight-complex="normal"/>
    </style:style>
    <style:style style:name="T33" style:family="text">
      <style:text-properties fo:font-style="normal" fo:font-weight="normal" officeooo:rsid="0121d29b" style:font-style-asian="normal" style:font-weight-asian="normal" style:font-style-complex="normal" style:font-weight-complex="normal"/>
    </style:style>
    <style:style style:name="T34" style:family="text">
      <style:text-properties fo:font-style="normal" fo:font-weight="normal" officeooo:rsid="006b00cd" style:font-style-asian="normal" style:font-weight-asian="normal" style:font-style-complex="normal" style:font-weight-complex="normal"/>
    </style:style>
    <style:style style:name="T35" style:family="text">
      <style:text-properties fo:font-style="normal" fo:font-weight="normal" officeooo:rsid="011fd3f9" style:font-style-asian="normal" style:font-weight-asian="normal" style:font-style-complex="normal" style:font-weight-complex="normal"/>
    </style:style>
    <style:style style:name="T36" style:family="text">
      <style:text-properties fo:font-style="normal" fo:font-weight="normal" officeooo:rsid="0067d9e6" style:font-style-asian="normal" style:font-weight-asian="normal" style:font-style-complex="normal" style:font-weight-complex="normal"/>
    </style:style>
    <style:style style:name="T37" style:family="text">
      <style:text-properties fo:font-style="normal" fo:font-weight="normal" officeooo:rsid="0012fdc5" style:font-style-asian="normal" style:font-weight-asian="normal" style:font-style-complex="normal" style:font-weight-complex="normal"/>
    </style:style>
    <style:style style:name="T38" style:family="text">
      <style:text-properties fo:font-style="normal" fo:font-weight="normal" officeooo:rsid="0014a063" style:font-style-asian="normal" style:font-weight-asian="normal" style:font-style-complex="normal" style:font-weight-complex="normal"/>
    </style:style>
    <style:style style:name="T39" style:family="text">
      <style:text-properties fo:font-style="normal" fo:font-weight="normal" officeooo:rsid="00163850" style:font-style-asian="normal" style:font-weight-asian="normal" style:font-style-complex="normal" style:font-weight-complex="normal"/>
    </style:style>
    <style:style style:name="T40" style:family="text">
      <style:text-properties fo:font-style="normal" fo:font-weight="normal" officeooo:rsid="0017ece4" style:font-style-asian="normal" style:font-weight-asian="normal" style:font-style-complex="normal" style:font-weight-complex="normal"/>
    </style:style>
    <style:style style:name="T41" style:family="text">
      <style:text-properties fo:font-style="normal" fo:font-weight="normal" officeooo:rsid="0019330e" style:font-style-asian="normal" style:font-weight-asian="normal" style:font-style-complex="normal" style:font-weight-complex="normal"/>
    </style:style>
    <style:style style:name="T42" style:family="text">
      <style:text-properties fo:font-style="normal" fo:font-weight="normal" officeooo:rsid="0019f758" style:font-style-asian="normal" style:font-weight-asian="normal" style:font-style-complex="normal" style:font-weight-complex="normal"/>
    </style:style>
    <style:style style:name="T43" style:family="text">
      <style:text-properties fo:font-style="normal" fo:font-weight="normal" officeooo:rsid="001b3749" style:font-style-asian="normal" style:font-weight-asian="normal" style:font-style-complex="normal" style:font-weight-complex="normal"/>
    </style:style>
    <style:style style:name="T44" style:family="text">
      <style:text-properties fo:font-style="normal" fo:font-weight="normal" officeooo:rsid="001b6faf" style:font-style-asian="normal" style:font-weight-asian="normal" style:font-style-complex="normal" style:font-weight-complex="normal"/>
    </style:style>
    <style:style style:name="T45" style:family="text">
      <style:text-properties fo:font-style="normal" fo:font-weight="normal" officeooo:rsid="001dd1f0" style:font-style-asian="normal" style:font-weight-asian="normal" style:font-style-complex="normal" style:font-weight-complex="normal"/>
    </style:style>
    <style:style style:name="T46" style:family="text">
      <style:text-properties fo:font-style="normal" fo:font-weight="normal" officeooo:rsid="0023721d" style:font-style-asian="normal" style:font-weight-asian="normal" style:font-style-complex="normal" style:font-weight-complex="normal"/>
    </style:style>
    <style:style style:name="T47" style:family="text">
      <style:text-properties fo:font-style="normal" fo:font-weight="normal" officeooo:rsid="00241946" style:font-style-asian="normal" style:font-weight-asian="normal" style:font-style-complex="normal" style:font-weight-complex="normal"/>
    </style:style>
    <style:style style:name="T48" style:family="text">
      <style:text-properties fo:font-style="normal" fo:font-weight="normal" officeooo:rsid="00246552" style:font-style-asian="normal" style:font-weight-asian="normal" style:font-style-complex="normal" style:font-weight-complex="normal"/>
    </style:style>
    <style:style style:name="T49" style:family="text">
      <style:text-properties fo:font-style="normal" fo:font-weight="normal" officeooo:rsid="0025d1d0" style:font-style-asian="normal" style:font-weight-asian="normal" style:font-style-complex="normal" style:font-weight-complex="normal"/>
    </style:style>
    <style:style style:name="T50" style:family="text">
      <style:text-properties fo:font-style="normal" fo:font-weight="normal" officeooo:rsid="0025e3f8" style:font-style-asian="normal" style:font-weight-asian="normal" style:font-style-complex="normal" style:font-weight-complex="normal"/>
    </style:style>
    <style:style style:name="T51" style:family="text">
      <style:text-properties fo:font-style="normal" fo:font-weight="normal" officeooo:rsid="00262436" style:font-style-asian="normal" style:font-weight-asian="normal" style:font-style-complex="normal" style:font-weight-complex="normal"/>
    </style:style>
    <style:style style:name="T52" style:family="text">
      <style:text-properties fo:font-style="normal" fo:font-weight="normal" officeooo:rsid="002a3a0b" style:font-style-asian="normal" style:font-weight-asian="normal" style:font-style-complex="normal" style:font-weight-complex="normal"/>
    </style:style>
    <style:style style:name="T53" style:family="text">
      <style:text-properties fo:font-style="normal" fo:font-weight="normal" officeooo:rsid="002be165" style:font-style-asian="normal" style:font-weight-asian="normal" style:font-style-complex="normal" style:font-weight-complex="normal"/>
    </style:style>
    <style:style style:name="T54" style:family="text">
      <style:text-properties fo:font-style="normal" fo:font-weight="normal" officeooo:rsid="002c82cc" style:font-style-asian="normal" style:font-weight-asian="normal" style:font-style-complex="normal" style:font-weight-complex="normal"/>
    </style:style>
    <style:style style:name="T55" style:family="text">
      <style:text-properties fo:font-style="normal" fo:font-weight="normal" officeooo:rsid="002deace" style:font-style-asian="normal" style:font-weight-asian="normal" style:font-style-complex="normal" style:font-weight-complex="normal"/>
    </style:style>
    <style:style style:name="T56" style:family="text">
      <style:text-properties fo:font-style="normal" fo:font-weight="normal" officeooo:rsid="002fb8da" style:font-style-asian="normal" style:font-weight-asian="normal" style:font-style-complex="normal" style:font-weight-complex="normal"/>
    </style:style>
    <style:style style:name="T57" style:family="text">
      <style:text-properties fo:font-style="normal" fo:font-weight="normal" officeooo:rsid="00313a94" style:font-style-asian="normal" style:font-weight-asian="normal" style:font-style-complex="normal" style:font-weight-complex="normal"/>
    </style:style>
    <style:style style:name="T58" style:family="text">
      <style:text-properties fo:font-style="normal" fo:font-weight="normal" officeooo:rsid="0032f32f" style:font-style-asian="normal" style:font-weight-asian="normal" style:font-style-complex="normal" style:font-weight-complex="normal"/>
    </style:style>
    <style:style style:name="T59" style:family="text">
      <style:text-properties fo:font-style="normal" fo:font-weight="normal" officeooo:rsid="0033d23c" style:font-style-asian="normal" style:font-weight-asian="normal" style:font-style-complex="normal" style:font-weight-complex="normal"/>
    </style:style>
    <style:style style:name="T60" style:family="text">
      <style:text-properties fo:font-style="normal" fo:font-weight="normal" officeooo:rsid="00343908" style:font-style-asian="normal" style:font-weight-asian="normal" style:font-style-complex="normal" style:font-weight-complex="normal"/>
    </style:style>
    <style:style style:name="T61" style:family="text">
      <style:text-properties fo:font-style="normal" fo:font-weight="normal" officeooo:rsid="00352d32" style:font-style-asian="normal" style:font-weight-asian="normal" style:font-style-complex="normal" style:font-weight-complex="normal"/>
    </style:style>
    <style:style style:name="T62" style:family="text">
      <style:text-properties fo:font-style="normal" fo:font-weight="normal" officeooo:rsid="0035ea5f" style:font-style-asian="normal" style:font-weight-asian="normal" style:font-style-complex="normal" style:font-weight-complex="normal"/>
    </style:style>
    <style:style style:name="T63" style:family="text">
      <style:text-properties fo:font-style="normal" fo:font-weight="normal" officeooo:rsid="003770c9" style:font-style-asian="normal" style:font-weight-asian="normal" style:font-style-complex="normal" style:font-weight-complex="normal"/>
    </style:style>
    <style:style style:name="T64" style:family="text">
      <style:text-properties fo:font-style="normal" fo:font-weight="normal" officeooo:rsid="0037ba48" style:font-style-asian="normal" style:font-weight-asian="normal" style:font-style-complex="normal" style:font-weight-complex="normal"/>
    </style:style>
    <style:style style:name="T65" style:family="text">
      <style:text-properties fo:font-style="normal" fo:font-weight="normal" officeooo:rsid="00395e6f" style:font-style-asian="normal" style:font-weight-asian="normal" style:font-style-complex="normal" style:font-weight-complex="normal"/>
    </style:style>
    <style:style style:name="T66" style:family="text">
      <style:text-properties fo:font-style="normal" fo:font-weight="normal" officeooo:rsid="003a719c" style:font-style-asian="normal" style:font-weight-asian="normal" style:font-style-complex="normal" style:font-weight-complex="normal"/>
    </style:style>
    <style:style style:name="T67" style:family="text">
      <style:text-properties fo:font-style="normal" fo:font-weight="normal" officeooo:rsid="003d04b2" style:font-style-asian="normal" style:font-weight-asian="normal" style:font-style-complex="normal" style:font-weight-complex="normal"/>
    </style:style>
    <style:style style:name="T68" style:family="text">
      <style:text-properties fo:font-style="normal" fo:font-weight="normal" officeooo:rsid="003d64ce" style:font-style-asian="normal" style:font-weight-asian="normal" style:font-style-complex="normal" style:font-weight-complex="normal"/>
    </style:style>
    <style:style style:name="T69" style:family="text">
      <style:text-properties fo:font-style="normal" style:font-style-asian="normal" style:font-style-complex="normal"/>
    </style:style>
    <style:style style:name="T70" style:family="text">
      <style:text-properties fo:font-style="normal" officeooo:rsid="000fc6e8" style:font-style-asian="normal" style:font-style-complex="normal"/>
    </style:style>
    <style:style style:name="T71" style:family="text">
      <style:text-properties fo:font-style="normal" officeooo:rsid="01080b68" style:font-style-asian="normal" style:font-style-complex="normal"/>
    </style:style>
    <style:style style:name="T72" style:family="text">
      <style:text-properties fo:font-style="normal" officeooo:rsid="0034ba62" style:font-style-asian="normal" style:font-style-complex="normal"/>
    </style:style>
    <style:style style:name="T73" style:family="text">
      <style:text-properties fo:font-style="normal" officeooo:rsid="010d8a27" style:font-style-asian="normal" style:font-style-complex="normal"/>
    </style:style>
    <style:style style:name="T74" style:family="text">
      <style:text-properties fo:font-style="normal" officeooo:rsid="001fcec3" style:font-style-asian="normal" style:font-style-complex="normal"/>
    </style:style>
    <style:style style:name="T75" style:family="text">
      <style:text-properties fo:font-style="normal" officeooo:rsid="0021ccf5" style:font-style-asian="normal" style:font-style-complex="normal"/>
    </style:style>
    <style:style style:name="T76" style:family="text">
      <style:text-properties fo:font-style="normal" officeooo:rsid="0025d1d0" style:font-style-asian="normal" style:font-style-complex="normal"/>
    </style:style>
    <style:style style:name="T77" style:family="text">
      <style:text-properties fo:font-style="normal" officeooo:rsid="0025e3f8" style:font-style-asian="normal" style:font-style-complex="normal"/>
    </style:style>
    <style:style style:name="T78" style:family="text">
      <style:text-properties fo:font-style="normal" officeooo:rsid="00262436" style:font-style-asian="normal" style:font-style-complex="normal"/>
    </style:style>
    <style:style style:name="T79" style:family="text">
      <style:text-properties fo:font-style="normal" officeooo:rsid="00273732" style:font-style-asian="normal" style:font-style-complex="normal"/>
    </style:style>
    <style:style style:name="T80" style:family="text">
      <style:text-properties fo:font-style="normal" officeooo:rsid="0027a21a" style:font-style-asian="normal" style:font-style-complex="normal"/>
    </style:style>
    <style:style style:name="T81" style:family="text">
      <style:text-properties fo:font-style="normal" officeooo:rsid="0028c750" style:font-style-asian="normal" style:font-style-complex="normal"/>
    </style:style>
    <style:style style:name="T82" style:family="text">
      <style:text-properties fo:font-style="normal" officeooo:rsid="0029b5ac" style:font-style-asian="normal" style:font-style-complex="normal"/>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fo:font-weight="normal" officeooo:rsid="0008d262" style:font-style-asian="italic" style:font-weight-asian="normal" style:font-style-complex="italic" style:font-weight-complex="normal"/>
    </style:style>
    <style:style style:name="T85" style:family="text">
      <style:text-properties fo:font-style="italic" fo:font-weight="normal" officeooo:rsid="010d8a27" style:font-style-asian="italic" style:font-weight-asian="normal" style:font-style-complex="italic" style:font-weight-complex="normal"/>
    </style:style>
    <style:style style:name="T86" style:family="text">
      <style:text-properties fo:font-style="italic" fo:font-weight="normal" officeooo:rsid="00246552" style:font-style-asian="italic" style:font-weight-asian="normal" style:font-style-complex="italic" style:font-weight-complex="normal"/>
    </style:style>
    <style:style style:name="T87" style:family="text">
      <style:text-properties fo:font-weight="normal" style:font-weight-asian="normal" style:font-weight-complex="normal"/>
    </style:style>
    <style:style style:name="T88" style:family="text">
      <style:text-properties fo:font-weight="normal" officeooo:rsid="00ce16a7" style:font-weight-asian="normal" style:font-weight-complex="normal"/>
    </style:style>
    <style:style style:name="T89" style:family="text">
      <style:text-properties fo:font-weight="normal" officeooo:rsid="01226bc5" style:font-weight-asian="normal" style:font-weight-complex="normal"/>
    </style:style>
    <style:style style:name="T90" style:family="text">
      <style:text-properties fo:font-weight="normal" officeooo:rsid="01232aac" style:font-weight-asian="normal" style:font-weight-complex="normal"/>
    </style:style>
    <style:style style:name="T91" style:family="text">
      <style:text-properties fo:font-weight="normal" officeooo:rsid="001d47bf" style:font-weight-asian="normal" style:font-weight-complex="normal"/>
    </style:style>
    <style:style style:name="T92" style:family="text">
      <style:text-properties fo:font-weight="normal" officeooo:rsid="0025d1d0" style:font-weight-asian="normal" style:font-weight-complex="normal"/>
    </style:style>
    <style:style style:name="T93" style:family="text">
      <style:text-properties fo:font-weight="normal" officeooo:rsid="00273732"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ungeon Lore</text:p>
      <text:p text:style-name="P1"/>
      <text:p text:style-name="P1"><text:span text:style-name="T70">Happy Fairgrounds:</text:span><text:span text:style-name="T7"> </text:span></text:p>
      <text:p text:style-name="P2"><text:span text:style-name="T7"><text:tab/></text:span><text:span text:style-name="T1">It</text:span><text:span text:style-name="T4"> </text:span><text:span text:style-name="T84">was</text:span><text:span text:style-name="T4"> a zoo, fair and exhibition grounds—once upon a time. </text:span><text:span text:style-name="T1">Unfortunately, it</text:span><text:span text:style-name="T4"> burned down </text:span><text:span text:style-name="T1">due to a mysterious electrical problem </text:span><text:span text:style-name="T2">two months prior</text:span><text:span text:style-name="T1">. All that was heard was a large explosion. People say the animals went mad after the explosion, and </text:span><text:span text:style-name="T43">are</text:span><text:span text:style-name="T1"> unpredictable.</text:span><text:span text:style-name="T4"> </text:span><text:span text:style-name="T43">For this reason, no one has returned to claim their equipment, or belongings. Even city officials are scared to step foot on the fairgrounds. The townspeople are very upset that they not only lost their fair, but the officials are pretending nothing has happened. </text:span><text:span text:style-name="T44">They tend to talk about the event quite often. </text:span><text:span text:style-name="T48">Only the occasional hooligan stops by—leaving the grounds covered in graf</text:span><text:span text:style-name="T49">f</text:span><text:span text:style-name="T48">iti.</text:span></text:p>
      <text:p text:style-name="P2"><text:span text:style-name="T43"><text:tab/></text:span><text:span text:style-name="T5">On the fair's final day, a </text:span><text:span text:style-name="T4">number of wealthy aristocrats had been in attendance </text:span><text:span text:style-name="T6">to see an exhibition on expensive jewels</text:span><text:span text:style-name="T4">. They lost a number of items in the wreckage</text:span><text:span text:style-name="T5">, ranging from fancy pendants, to enchanted amulets, to antique silverware </text:span><text:span text:style-name="T2">and hand-made princess costumes. There may even still be some pie left. The electric</text:span><text:span text:style-name="T44">ity</text:span><text:span text:style-name="T2"> has been totally shut off, and it seems nothing at the old fairgrounds is functional these days. The fe</text:span><text:span text:style-name="T3">r</text:span><text:span text:style-name="T2">ris wheel and rides are in disrepair. The skating rink is locked up. Worst of all, the </text:span><text:span text:style-name="T44">inside of the </text:span><text:span text:style-name="T2">buildings are </text:span><text:span text:style-name="T44">pitch black</text:span><text:span text:style-name="T2"> without electricity. </text:span><text:span text:style-name="T48">The happy colors are now eerie and covered with vines. Clown faces painted on walls; old rusted carousel horses and a trashed house of mirrors. The fairgrounds are not </text:span><text:span text:style-name="T86">horror movie</text:span><text:span text:style-name="T48"> scary, but strange and mysterious. </text:span><text:span text:style-name="T49">Overgrown rides are fantastic hiding spots for sleeping animals. Many animals have made their home on the fairgrounds, and tend to sleep the day away, without care.</text:span></text:p>
      <text:p text:style-name="P18"/>
      <text:p text:style-name="P3"><text:span text:style-name="T71">C</text:span><text:span text:style-name="T69">rystal Cult Hideout:</text:span></text:p>
      <text:p text:style-name="P14"><text:span text:style-name="T88"><text:tab/>A </text:span><text:span text:style-name="T91">seemingly normal </text:span><text:span text:style-name="T88">cavern in the mountains </text:span><text:span text:style-name="T91">is</text:span><text:span text:style-name="T88"> surrounded by streams and bodies of water. </text:span><text:span text:style-name="T92">However, once you cross a long stream, you find it is not at all a normal cave.</text:span><text:span text:style-name="T88"> It has been transformed into a small palace </text:span><text:span text:style-name="T89">by </text:span><text:span text:style-name="T91">crystal</text:span><text:span text:style-name="T89"> cultists</text:span><text:span text:style-name="T92"> from a neighboring village</text:span><text:span text:style-name="T89">. </text:span><text:span text:style-name="T91">For years, this palace was their hideout. One day, they disappeared. Townspeople speculate that they moved on, or got bored.</text:span><text:span text:style-name="T89"> Many treasure hunters have tried to explore the cave, but without success. There are numerous puzzles and traps set by the cultists that seem impossible </text:span><text:span text:style-name="T92">to solve</text:span><text:span text:style-name="T89">. There are huge boulders set on </text:span><text:span text:style-name="T90">white </text:span><text:span text:style-name="T89">pedestals, as well as many inexplicably layin</text:span><text:span text:style-name="T92">g on the beautiful</text:span><text:span text:style-name="T89"> “palace” </text:span><text:span text:style-name="T92">floors.</text:span><text:span text:style-name="T89"> There are massive cliffs, high walls, and other blockers </text:span><text:span text:style-name="T90">right in the middle of a room. </text:span><text:span text:style-name="T91">Worst of all, there is deep water and violent cave monsters around every corner</text:span><text:span text:style-name="T90">.</text:span></text:p>
      <text:p text:style-name="P21"><text:span text:style-name="T69"><text:tab/>The palace itself is pearly white and blue, with columns, statues and bookcases. There are ample pools of water, both in beautiful, constructed basins, and naturally occurring streams that run throughout the palace. Statues line the basins, pouring out water; the columns, as well, carry water. In the </text:span><text:span text:style-name="T76">small</text:span><text:span text:style-name="T69"> library and bookcases, are many papers and even instructions for strange cult apparatuses. </text:span><text:span text:style-name="T76">There are many “prayer rooms” that consist of only a prayer circle, and an altar. </text:span><text:span text:style-name="T69">In the dungeon lives many water-elemental </text:span><text:span text:style-name="T76">animals</text:span><text:span text:style-name="T69">, and the occasional disgruntled cultist.</text:span></text:p>
      <text:p text:style-name="P22"/>
      <text:p text:style-name="P31">Northern Passage:</text:p>
      <text:p text:style-name="P5"><text:span text:style-name="T69"><text:tab/></text:span><text:span text:style-name="T12">The people of the North are very proud of their strength and ancestry; however, </text:span><text:span text:style-name="T45">in recent centuries they have stopped honoring all of their traditions. They are trying to integrate better into the world, and are distracted by tribe </text:span><text:span text:style-name="T50">politics</text:span><text:span text:style-name="T45"> and squabbles.</text:span><text:span text:style-name="T12"> Before the coming of the monolith, it was ritual to visit the Ancestral Wall—</text:span><text:span text:style-name="T13">a </text:span><text:span text:style-name="T50">massive ice wall</text:span><text:span text:style-name="T13"> to honor </text:span><text:span text:style-name="T45">the</text:span><text:span text:style-name="T13"> ancestors</text:span><text:span text:style-name="T12">. </text:span><text:span text:style-name="T50">On the wall are carvings, and jewels.</text:span><text:span text:style-name="T12"> </text:span><text:span text:style-name="T45">It is a very holy place, and home to a multitude of relics and ancient tools. </text:span></text:p>
      <text:p text:style-name="P20"><text:span text:style-name="T69"><text:tab/></text:span><text:span text:style-name="T78">The passage is an icy path throug the glaciers of the north.</text:span><text:span text:style-name="T72"> Inside, </text:span><text:span text:style-name="T77">the </text:span><text:span text:style-name="T78">road</text:span><text:span text:style-name="T72"> is cold, and covered in </text:span><text:span text:style-name="T74">ice and </text:span><text:span text:style-name="T72">snow. </text:span><text:span text:style-name="T74">Natural disasters, like falling </text:span><text:span text:style-name="T78">stalactites</text:span><text:span text:style-name="T74">, rolling boulders, and cracking ice are common.</text:span><text:span text:style-name="T72"> There are floors coated with </text:span><text:span text:style-name="T75">a thick layer of</text:span><text:span text:style-name="T72"> ice, making it hard to properly maneuver and battle. </text:span><text:span text:style-name="T77">Because fewer travelers pass through, animals are more common—large yetis, and small Ice Rats. Some passageways have also been frozen over, and stalagmites block many doors. It is a long, </text:span><text:soft-page-break/><text:span text:style-name="T77">winding path, that, in the past, would be relatively easy to maneuver. </text:span><text:span text:style-name="T78">Everything has an almost glimmering, icy, quality to it.</text:span></text:p>
      <text:p text:style-name="P23"/>
      <text:p text:style-name="P31">Amnesiac's Forge:</text:p>
      <text:p text:style-name="P6"><text:span text:style-name="T69"><text:tab/></text:span><text:span text:style-name="T32">The cave in the </text:span><text:span text:style-name="T51">north </text:span><text:span text:style-name="T32">is home to many jewels, raw materials and crystals. </text:span><text:span text:style-name="T51">Once you step inside, the orange-red stone walls tell you this cave is special.</text:span><text:span text:style-name="T32"> In his youth, the amnesiac smith had come here looking for new materials—something special to make his equipment special. He, along with a handful of other treasure hunters </text:span><text:span text:style-name="T46">and smiths</text:span><text:span text:style-name="T32">, stumbled across this cave and immediately found it was special. </text:span><text:span text:style-name="T46">When they saw the free-flowing magma, they knew they could also find one-of-a-kind stones and gems</text:span><text:span text:style-name="T32">. </text:span></text:p>
      <text:p text:style-name="P16"><text:span text:style-name="T1"><text:tab/>Eventually the amnesia</text:span><text:span text:style-name="T47">c</text:span><text:span text:style-name="T1"> ceased to come here because it was too dangerous. He had always heard about terrifying monsters that leave deep in caves, but he had only seen bats and normal animals—until </text:span><text:span text:style-name="T83">that</text:span><text:span text:style-name="T1"> day. He was alone, and something jumped out of the magma; he ran and never came back. </text:span><text:span text:style-name="T33">The cave still exists, and even retains past signs of life. The amnesiac and his friends left </text:span><text:span text:style-name="T47">behind</text:span><text:span text:style-name="T33"> tents, item</text:span><text:span text:style-name="T47">s</text:span><text:span text:style-name="T33">, and work stations when they fled. </text:span><text:span text:style-name="T47">The occasional treasure hunter still visits, but doesn't get very far. On top the dangerous magma, as well as fire-elemental and deep-cave creatures, there are a number of puzzling impasses. Years of rock slides mean passageways are often blocked.</text:span></text:p>
      <text:p text:style-name="P24"/>
      <text:p text:style-name="P31">Poison Well:</text:p>
      <text:p text:style-name="P12"><text:span text:style-name="T87"><text:tab/>The air temple area is known for its pseudo-science enthusiasts. However, this particular alchemist, Saoh Rhok, was infamous. Despite having a house, he would disappear into the nearby caves to practice his alchemy—he was paranoid that his secrets would be found out. He spent more and more time hidden away in these caves until, one day, he didn't return. Children and the elderly </text:span><text:span text:style-name="T93">are</text:span><text:span text:style-name="T87"> certain he is still in there somewhere, studying and experimenting. Once in a while, smoke comes out of the cave, but no one dares to investigate.</text:span></text:p>
      <text:p text:style-name="P19"><text:span text:style-name="T69"><text:tab/>Inside, it looks like a hoarder's dream, </text:span><text:span text:style-name="T79">with no coherent lay-out.</text:span><text:span text:style-name="T69"> The cave is filled with sacks </text:span><text:span text:style-name="T79">of strange</text:span><text:span text:style-name="T69"> ingredients, tables and tools. Worst of all, the alchemist, ever paranoid, arranged a slew of traps to stop any intruders. For a normal human, they are impassible. </text:span><text:span text:style-name="T79">Rooms with no doors; unclimbable walls; doors that quickly snap shut. </text:span><text:span text:style-name="T80">Many people report treasure chests that bite when you touch them, and doors without keyholes. </text:span><text:span text:style-name="T81">Smart treasure hunters have tried to examine the alchemist's notes and potions, but none were able to successfully concoct a </text:span><text:span text:style-name="T82">single</text:span><text:span text:style-name="T81"> potion.</text:span></text:p>
      <text:p text:style-name="P25"/>
      <text:p text:style-name="P31">Malekev's Lair<text:tab/></text:p>
      <text:p text:style-name="P7"><text:span text:style-name="T69"><text:tab/></text:span><text:span text:style-name="T15">Malekev had a lot of time to prepare his safe house. Constructed with the help of his judges, it is a</text:span><text:span text:style-name="T14"> </text:span><text:span text:style-name="T15">huge</text:span><text:span text:style-name="T14"> charcoal black </text:span><text:span text:style-name="T15">fortress</text:span><text:span text:style-name="T14"> with a thick outer wall. It stands in the middle of a grassy area, perched next to a mountain. </text:span><text:span text:style-name="T52">Behind a layer of thick trees, and blending in with the mountains, it is hard to notice</text:span><text:span text:style-name="T15">.</text:span><text:span text:style-name="T14"> The outside of the fortress itself is </text:span><text:span text:style-name="T52">comprised of sharp</text:span><text:span text:style-name="T14"> edges, </text:span><text:span text:style-name="T52">shapes </text:span><text:span text:style-name="T14">and materials, </text:span><text:span text:style-name="T52">as though constructed with magic</text:span><text:span text:style-name="T14"> </text:span><text:span text:style-name="T16">[</text:span><text:span text:style-name="T55">see Dol Guldur, it was the starting point of reference for this fortress</text:span><text:span text:style-name="T14">.</text:span><text:span text:style-name="T16">] </text:span><text:span text:style-name="T53">It is unknown how old the fortress is, as it was built in secret. It is likely several hundred years old. </text:span></text:p>
      <text:p text:style-name="P7"><text:span text:style-name="T16"><text:tab/></text:span><text:span text:style-name="T14">The interior is also a relentless coal </text:span><text:span text:style-name="T16">color, mixed with wood planks and </text:span><text:span text:style-name="T54">metal reinforcements</text:span><text:span text:style-name="T16">.</text:span><text:span text:style-name="T14"> </text:span><text:span text:style-name="T52">T</text:span><text:span text:style-name="T14">rees grow straight through </text:span><text:span text:style-name="T15">the ground and intertwine with the structure itself</text:span><text:span text:style-name="T14">. </text:span><text:span text:style-name="T52">The floor is dirt with patches of grass.</text:span><text:span text:style-name="T14"> Large black crystals jut from the ground. </text:span><text:span text:style-name="T54">With all of these different textures, it is both obvious that the fortress is old and overgrown, </text:span><text:span text:style-name="T55">and</text:span><text:span text:style-name="T54"> also otherworldly. No living king would ever live in such a dirty and unconventional castle. </text:span><text:span text:style-name="T14">There are many banners of the western kingdom hanging on the walls. The room is lit by torches that glow an eerie white color (or green, green is always evil). </text:span><text:span text:style-name="T52">A grand staircase runs up the middle of the castle—though it stops on each floor, requiring you to walk around to the other side. </text:span><text:span text:style-name="T17">Across from the grand staircase, on each level, stands a large statue. These are</text:span><text:span text:style-name="T18"> Malekev's “pets,” </text:span><text:span text:style-name="T16">guard animals</text:span><text:span text:style-name="T18"> specifically designed to keep him safe. </text:span><text:span text:style-name="T53">As an extra precaution, Malekev </text:span><text:span text:style-name="T54">is also capable of</text:span><text:span text:style-name="T53"> possess</text:span><text:span text:style-name="T54">ing</text:span><text:span text:style-name="T53"> the fortress to examine who is inside. He does this with ease, and </text:span><text:soft-page-break/><text:span text:style-name="T53">can see anyone who is walking in the open.</text:span></text:p>
      <text:p text:style-name="P26"/>
      <text:p text:style-name="P31">Thieves' Prison:</text:p>
      <text:p text:style-name="P5"><text:span text:style-name="T69"><text:tab/></text:span><text:span text:style-name="T73"> </text:span><text:span text:style-name="T19">For years, thieves have gathered at the bottom of this desert canyon. It is very sunny, </text:span><text:span text:style-name="T55">and deadly hot without the proper precautions. For this reason,</text:span><text:span text:style-name="T19"> white tents are set up </text:span><text:span text:style-name="T55">for protection</text:span><text:span text:style-name="T19">. </text:span><text:span text:style-name="T55">However, for the prisoners, there are only cells</text:span><text:span text:style-name="T19">. Thieves who owe debts, double-cross, or simply </text:span><text:span text:style-name="T55">anger</text:span><text:span text:style-name="T19"> th</text:span><text:span text:style-name="T55">ose</text:span><text:span text:style-name="T19"> in charge, end up in cells. On occasion, some poor kid falls in with the wrong crowd and ends up </text:span><text:span text:style-name="T85">here, </text:span><text:span text:style-name="T19">left to rot. The prison is guarded by thieves, and each cell is locked. At the heart of the prison is the Rally Room, where the thieves meet and plot their devious plans. Recently, a new thief named Sheppard has taken over the group. He is known for enlisting teenagers, and throwing many of his thieves in prison.</text:span></text:p>
      <text:p text:style-name="P13"><text:span text:style-name="T1"><text:tab/></text:span><text:span text:style-name="T55">From the moment you</text:span><text:span text:style-name="T1"> climb down the long ladder into the canyon, </text:span><text:span text:style-name="T55">there are</text:span><text:span text:style-name="T1"> numerous desert animals ready to attack—</text:span><text:span text:style-name="T56">rats, foxes</text:span><text:span text:style-name="T1">. </text:span><text:span text:style-name="T20">The thieves here are very wily and know the canyon well; therefore, it is important to use tact and stealth to infiltrate. </text:span><text:span text:style-name="T56">There are also large, closed off tents for those who live or work in the prison. </text:span><text:span text:style-name="T57">The tents and sleeping bags are hu</text:span><text:span text:style-name="T56">ddled around a small fire pit, </text:span><text:span text:style-name="T58">and</text:span><text:span text:style-name="T56"> usually abandoned during the day. </text:span><text:span text:style-name="T57">Wooden ladders are propped against smooth red walls </text:span><text:span text:style-name="T58">for going from one level to another. There are occasional depressed patches in the ground that creates a small pond.</text:span></text:p>
      <text:p text:style-name="P27"/>
      <text:p text:style-name="P31">College of the Spire Laboratory:</text:p>
      <text:p text:style-name="P8"><text:span text:style-name="T69"><text:tab/></text:span><text:span text:style-name="T23">The lab</text:span><text:span text:style-name="T24"> is located next to the College of the Spire. </text:span><text:span text:style-name="T30">Many top scientists worked here on secret projects concer</text:span><text:span text:style-name="T31">n</text:span><text:span text:style-name="T30">ing robotics. However, the laboratory has been closed for the past few weeks. The administration has released no official statement, but it seems something got loose and ran amok. </text:span><text:span text:style-name="T60">It is also assumed to still be inside</text:span><text:span text:style-name="T30">. </text:span><text:span text:style-name="T60">The doors are</text:span><text:span text:style-name="T30"> locked, and the key </text:span><text:span text:style-name="T60">belongs to the</text:span><text:span text:style-name="T30"> head of the science department. </text:span><text:span text:style-name="T60">The scientists, themselves,</text:span><text:span text:style-name="T30"> are furious; they were given no time to recover their paperwork, effectively </text:span><text:span text:style-name="T60">wasting</text:span><text:span text:style-name="T30"> years of study.</text:span><text:span text:style-name="T25"> </text:span><text:span text:style-name="T60">If any of them were capable of fighting off wild animals, they would likely have already tried to recover their work.</text:span></text:p>
      <text:p text:style-name="P8"><text:span text:style-name="T25"><text:tab/></text:span><text:span text:style-name="T60">The entrance hall of the laboratory is very professional.</text:span><text:span text:style-name="T26"> </text:span><text:span text:style-name="T60">T</text:span><text:span text:style-name="T26">here is a changing room, </text:span><text:span text:style-name="T60">welcome desk and</text:span><text:span text:style-name="T26"> offices. </text:span><text:span text:style-name="T27">It is very sterile. </text:span><text:span text:style-name="T60">E</text:span><text:span text:style-name="T58">verything is </text:span><text:span text:style-name="T27">white</text:span><text:span text:style-name="T58">, with </text:span><text:span text:style-name="T60">metal</text:span><text:span text:style-name="T58"> surfaces and knobs</text:span><text:span text:style-name="T27">.</text:span><text:span text:style-name="T26"> </text:span><text:span text:style-name="T59">The lab</text:span><text:span text:style-name="T28"> </text:span><text:span text:style-name="T60">has the highest security,</text:span><text:span text:style-name="T28"> complete with motion and heat sensors as well as electric doors. </text:span><text:span text:style-name="T29">Scanners operate by sending out beams on the floor. </text:span><text:span text:style-name="T30">The </text:span><text:span text:style-name="T60">rooms beyond the entrance hall</text:span><text:span text:style-name="T30"> </text:span><text:span text:style-name="T60">all</text:span><text:span text:style-name="T30"> nearly impossible to penetrate </text:span><text:span text:style-name="T60">without setting off alarms and defense systems. However, once inside, the rooms are separated. Some have chemistry equipment, beakers, solutions and work stations. Some have cage for animal test subjects as well as operating tables. In the deeper areas are the secretive robotics studies. </text:span></text:p>
      <text:p text:style-name="P31"/>
      <text:p text:style-name="P32">Lucius's Castle: </text:p>
      <text:p text:style-name="P4"><text:span text:style-name="T8"><text:tab/>The castle has belonged the Sangria family for many generations. Well-established, old-money. </text:span><text:span text:style-name="T61">I</text:span><text:span text:style-name="T8">ts presence and visage is known to nearly everyone in the eastern kingdom. Few, however, have been inside. The family decided to build their home on a large, stable island to keep intruders away. They have always been known as prudent, though rather military-minded, people. </text:span><text:span text:style-name="T9">From the shoreline, only the outside of the large castle in readily visible. The long pathway is guarded by soldiers and lit with torches. The </text:span><text:span text:style-name="T61">castle's </text:span><text:span text:style-name="T9">grand staircase </text:span><text:span text:style-name="T61">of the </text:span><text:span text:style-name="T9">is a token symbol, as is the lapis blue and gold trim throughout the house.</text:span></text:p>
      <text:p text:style-name="P11"><text:span text:style-name="T9"><text:tab/></text:span><text:span text:style-name="T10">Most commoners assume the castle has the usual rooms—a dining room, large bedrooms, kitchens, </text:span><text:span text:style-name="T61">and </text:span><text:span text:style-name="T10">stables. However, there </text:span><text:span text:style-name="T61">is also a hidden entrance leading to two spiral staircase</text:span><text:span text:style-name="T62">s</text:span><text:span text:style-name="T61">: at the bottom of each is a</text:span><text:span text:style-name="T10"> small prison. There is also a large basement floor filled with armor, weaponry, and jewels the Sangria family would like to remain a secret. </text:span><text:span text:style-name="T11">Of course, this is why there is a guard standing on nearly every corner of the house. There are even the occasional hidden peep holes, </text:span><text:span text:style-name="T61">trap doors,</text:span><text:span text:style-name="T11"> hidden rooms and passages, just in case a member of the Sangria family needs a quick escape. </text:span></text:p>
      <text:p text:style-name="P28"><text:soft-page-break/></text:p>
      <text:p text:style-name="P31">Grotto of Plenty:</text:p>
      <text:p text:style-name="P6"><text:span text:style-name="T69"><text:tab/></text:span><text:span text:style-name="T34">Th</text:span><text:span text:style-name="T63">is</text:span><text:span text:style-name="T34"> grotto </text:span><text:span text:style-name="T63">through the in the south</text:span><text:span text:style-name="T34"> leads to a beautiful patch of farmland </text:span><text:span text:style-name="T35">that once flourished </text:span><text:span text:style-name="T63">as public farming property</text:span><text:span text:style-name="T34">. However, </text:span><text:span text:style-name="T35">when the harvest lords took over, they knew it would disrupt their reign. They made it illegal to farm there, and even put up “no trespassing” signs and metal fences</text:span><text:span text:style-name="T34">. The farmland fell into disrepair and is now overrun with animals. </text:span><text:span text:style-name="T36">Coming from a forest, you find an area that suddenly look lush—bright green, big trees. </text:span><text:span text:style-name="T63">A stream runs straight through, and the trees almost eclipse the sun. Further inside is</text:span><text:span text:style-name="T36"> a sign that says “no trespassing.” </text:span><text:span text:style-name="T35">Beyond that, everything is wild. Mosquitos, lions, rats, and even dangerous plants.</text:span></text:p>
      <text:p text:style-name="P15"><text:span text:style-name="T36"><text:tab/></text:span><text:span text:style-name="T31">On the other side of the forest is a huge </text:span><text:span text:style-name="T63">red </text:span><text:span text:style-name="T31">barn and empty farmland. Inside the barn is a possibly-functioning tractor, as well as numerous farming supplies. </text:span><text:span text:style-name="T63">The grass patches have clearly not been cared for. The land is flat and messy with green-brown grass.</text:span></text:p>
      <text:p text:style-name="P29"/>
      <text:p text:style-name="P31">Nightmare Dungeon:</text:p>
      <text:p text:style-name="P3"><text:span text:style-name="T69"><text:tab/></text:span><text:span text:style-name="T37">The Nightmare Dungeon is </text:span><text:span text:style-name="T63">a </text:span><text:span text:style-name="T37">world that few have ever heard of. Only the most knowledgeable historians or well-read monster and mythology enthusiasts </text:span><text:span text:style-name="T63">are aware if the</text:span><text:span text:style-name="T37"> Anger Demons—</text:span><text:span text:style-name="T63">a</text:span><text:span text:style-name="T37"> fiend that feeds on the feelings of troubled individuals. There is no information about the origin of the anger demons, how they find a victim, or even whether they </text:span><text:span text:style-name="T63">really </text:span><text:span text:style-name="T37">exist. </text:span><text:span text:style-name="T38">According to legend, the final goal of the Anger Demon is to fully devour the victim's mind. It is at this point, that the person travels to an internal dungeon. Legend says, the monsters </text:span><text:span text:style-name="T63">t</text:span><text:span text:style-name="T38">here have no facial features, though they sometime resemble people from the victim</text:span><text:span text:style-name="T63">'s l</text:span><text:span text:style-name="T38">ife. The Anger Demon tries to incite more anger and negative feelings by making the victim relive painful moments, while destroying any feelings of normalcy. The Anger Demon's dungeon is full of puzzles, to maintain contro</text:span><text:span text:style-name="T64">l</text:span><text:span text:style-name="T38">.</text:span></text:p>
      <text:p text:style-name="P9"><text:span text:style-name="T38"><text:tab/></text:span><text:span text:style-name="T65">The demon will wander the person's mind, always standing in the periphery. If the victim sees and approaches the demon, it will disappear as though it never existed. </text:span><text:span text:style-name="T38">Using moving staircases, rooms with inverted gravity, and gravity-bending labyrinths, the Anger Demon ruins the victims ability to interact with the world.</text:span><text:span text:style-name="T65"> He will even</text:span><text:span text:style-name="T38"> take away the victim</text:span><text:span text:style-name="T66">'</text:span><text:span text:style-name="T38">s ability to move through the world; rather, they must move the world around them </text:span><text:span text:style-name="T39">to </text:span><text:span text:style-name="T64">go</text:span><text:span text:style-name="T39"> forward. </text:span><text:span text:style-name="T40">In legends, few have claimed to have beaten the Anger Demon, but the creature is generally regarded as a myth.</text:span><text:span text:style-name="T41"> </text:span><text:span text:style-name="T64">I</text:span><text:span text:style-name="T41">f you claim to have seen </text:span><text:span text:style-name="T42">one, </text:span><text:span text:style-name="T64">it is likely no one will believe you.</text:span></text:p>
      <text:p text:style-name="P30"/>
      <text:p text:style-name="P31">Monolith:</text:p>
      <text:p text:style-name="P10"><text:span text:style-name="T69"><text:tab/></text:span><text:span text:style-name="T21">The monolith has been standing in the same place for many centuries. At first, it was a popular place for pilgrimage; however, </text:span><text:span text:style-name="T66">after many years, few people even </text:span><text:span text:style-name="T67">remember</text:span><text:span text:style-name="T66"> where it is located</text:span><text:span text:style-name="T21">. The area is largely overgrown, and the monolith, itself, is hidden behind a dense forest. No one comes here without reason. There is no apparent door, though there are lines that seem to imply </text:span><text:span text:style-name="T67">one. It stands at an angle, as though thrust haphazardly into the ground. </text:span><text:span text:style-name="T68">It is largely shiny and perfect, save a few cracks at the top. It bares the sign of the Matron in the front. </text:span><text:span text:style-name="T22">The inside of the monolith is otherwordly, almost like space—black and </text:span><text:span text:style-name="T67">blue</text:span><text:span text:style-name="T22"> and shimmering. </text:span><text:span text:style-name="T67">The paths wind upward and downward with smooth edges. </text:span></text:p>
      <text:p text:style-name="P10"><text:span text:style-name="T67"><text:tab/>When the Matron formed the monolith to trap the Outsider, she filled it with powerful energy. When this energy crashed into the Outsider, the result was a new plane. The colliding energies created a new plane that exists only inside the Monolith. It is theoretically possible to pass between the two universes freely by using the power of the crystal. </text:span><text:span text:style-name="T68">The Monolith's original purpose was to seal the powers of the Outsider; as a result, those who come in contact with it will find their own abilities sealed, until they are unable to properly counter the energy that is constricted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10:49:27.205000000</meta:creation-date>
    <meta:generator>LibreOffice/4.2.7.2$Windows_x86 LibreOffice_project/933c0aa564ec4f8883ed5732c866db48dca4dac5</meta:generator>
    <dc:date>2015-04-13T09:15:23.051000000</dc:date>
    <meta:editing-duration>PT4H15M39S</meta:editing-duration>
    <meta:editing-cycles>46</meta:editing-cycles>
    <meta:document-statistic meta:table-count="0" meta:image-count="0" meta:object-count="0" meta:page-count="4" meta:paragraph-count="37" meta:word-count="2714" meta:character-count="15948" meta:non-whitespace-character-count="13250"/>
  </office:meta>
</office:document-meta>
</file>